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fo:background-color="#e0e0e0" loext:padding="0cm" loext:border="none"/>
    </style:style>
    <style:style style:name="P2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3" style:family="paragraph" style:parent-style-name="Preformatted_20_Text">
      <loext:graphic-properties draw:fill="solid" draw:fill-color="#efefef" draw:opacity="100%"/>
      <style:paragraph-properties fo:margin-top="0cm" fo:margin-bottom="0cm" style:contextual-spacing="false" fo:orphans="2" fo:widows="2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4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cm" loext:border="none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12.6000003814697pt" fo:letter-spacing="normal" fo:font-style="normal" fo:font-weight="normal" loext:padding="0cm" loext:border="none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8" style:family="paragraph" style:parent-style-name="Standard">
      <style:paragraph-properties fo:margin-top="0cm" fo:margin-bottom="0.499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text-transform="lowercase" fo:color="#222222" loext:opacity="100%" style:font-name="Consolas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4" style:family="paragraph" style:parent-style-name="Text_20_body">
      <style:paragraph-properties fo:margin-left="0.021cm" fo:margin-right="0.021cm" fo:margin-top="0.021cm" fo:margin-bottom="0.021cm" style:contextual-spacing="false" fo:line-height="110%" fo:orphans="2" fo:widows="2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style:font-name="courier new" fo:font-size="9pt"/>
    </style:style>
    <style:style style:name="T2" style:family="text">
      <style:text-properties fo:color="#000000" loext:opacity="100%" style:text-line-through-style="none" style:text-line-through-type="none" style:font-name="MathJax Math-italic" fo:font-size="9.60000038146973pt" style:text-underline-style="none" style:text-blinking="false"/>
    </style:style>
    <style:style style:name="T3" style:family="text">
      <style:text-properties fo:color="#000000" loext:opacity="100%" style:text-line-through-style="none" style:text-line-through-type="none" style:text-underline-style="none" style:text-blinking="false"/>
    </style:style>
    <style:style style:name="T4" style:family="text">
      <style:text-properties fo:color="#000000" loext:opacity="100%" style:text-line-through-style="none" style:text-line-through-type="none" style:font-name="MathJax Main" fo:font-size="9.60000038146973pt" style:text-underline-style="none" style:text-blinking="false"/>
    </style:style>
    <style:style style:name="T5" style:family="text">
      <style:text-properties fo:color="#000000" loext:opacity="100%" style:text-line-through-style="none" style:text-line-through-type="none" style:font-name="MathJax Main" fo:font-size="6.59999990463257pt" style:text-underline-style="none" style:text-blinking="false"/>
    </style:style>
    <style:style style:name="T6" style:family="text">
      <style:text-properties fo:color="#000000" loext:opacity="100%" style:text-line-through-style="none" style:text-line-through-type="none" fo:font-size="9.60000038146973pt" style:text-underline-style="none" style:text-blink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YES or YES?</text:p>
      <text:p text:style-name="P6">time limit per test</text:p>
      <text:p text:style-name="P7">1 second</text:p>
      <text:p text:style-name="P6">memory limit per test</text:p>
      <text:p text:style-name="P7">256 megabytes</text:p>
      <text:p text:style-name="P6">input</text:p>
      <text:p text:style-name="P7">standard input</text:p>
      <text:p text:style-name="P6">output</text:p>
      <text:p text:style-name="P8">standard output</text:p>
      <text:p text:style-name="P9">There is a string <text:bookmark text:name="MathJax-Element-1-Frame"/><text:bookmark text:name="MathJax-Span-1"/><text:bookmark text:name="MathJax-Span-2"/><text:bookmark text:name="MathJax-Span-3"/><text:span text:style-name="T2">s</text:span><text:span text:style-name="T3">�</text:span> of length <text:bookmark text:name="MathJax-Element-2-Frame"/><text:bookmark text:name="MathJax-Span-4"/><text:bookmark text:name="MathJax-Span-5"/><text:bookmark text:name="MathJax-Span-6"/><text:span text:style-name="T4">3</text:span><text:span text:style-name="T3">3</text:span>, consisting of uppercase and lowercase English letters. Check if it is equal to "<text:span text:style-name="T1">YES</text:span>" (without quotes), where each letter can be in any case. For example, "<text:span text:style-name="T1">yES</text:span>", "<text:span text:style-name="T1">Yes</text:span>", "<text:span text:style-name="T1">yes</text:span>" are all allowable.</text:p>
      <text:p text:style-name="P12">Input</text:p>
      <text:p text:style-name="P9">The first line of the input contains an integer <text:bookmark text:name="MathJax-Element-3-Frame"/><text:bookmark text:name="MathJax-Span-7"/><text:bookmark text:name="MathJax-Span-8"/><text:bookmark text:name="MathJax-Span-9"/><text:span text:style-name="T2">t</text:span><text:span text:style-name="T3">�</text:span> (<text:bookmark text:name="MathJax-Element-4-Frame"/><text:bookmark text:name="MathJax-Span-10"/><text:bookmark text:name="MathJax-Span-11"/><text:bookmark text:name="MathJax-Span-12"/><text:span text:style-name="T4">1</text:span><text:bookmark text:name="MathJax-Span-13"/><text:span text:style-name="T6">≤</text:span><text:bookmark text:name="MathJax-Span-14"/><text:span text:style-name="T2">t</text:span><text:bookmark text:name="MathJax-Span-15"/><text:span text:style-name="T6">≤</text:span><text:bookmark text:name="MathJax-Span-16"/><text:bookmark text:name="MathJax-Span-17"/><text:span text:style-name="T4">10</text:span><text:bookmark text:name="MathJax-Span-18"/><text:span text:style-name="T5">3</text:span><text:span text:style-name="T3">1≤�≤103</text:span>) — the number of testcases.</text:p>
      <text:p text:style-name="P9">The description of each test consists of one line containing one string <text:bookmark text:name="MathJax-Element-5-Frame"/><text:bookmark text:name="MathJax-Span-19"/><text:bookmark text:name="MathJax-Span-20"/><text:bookmark text:name="MathJax-Span-21"/><text:span text:style-name="T2">s</text:span><text:span text:style-name="T3">�</text:span> consisting of three characters. Each character of <text:bookmark text:name="MathJax-Element-6-Frame"/><text:bookmark text:name="MathJax-Span-22"/><text:bookmark text:name="MathJax-Span-23"/><text:bookmark text:name="MathJax-Span-24"/><text:span text:style-name="T2">s</text:span><text:span text:style-name="T3">�</text:span> is either an uppercase or lowercase English letter.</text:p>
      <text:p text:style-name="P12">Output</text:p>
      <text:p text:style-name="P9">For each test case, output "<text:span text:style-name="T1">YES</text:span>" (without quotes) if <text:bookmark text:name="MathJax-Element-7-Frame"/><text:bookmark text:name="MathJax-Span-25"/><text:bookmark text:name="MathJax-Span-26"/><text:bookmark text:name="MathJax-Span-27"/><text:span text:style-name="T2">s</text:span><text:span text:style-name="T3">�</text:span> satisfies the condition, and "<text:span text:style-name="T1">NO</text:span>" (without quotes) otherwise.</text:p>
      <text:p text:style-name="P10">You can output "<text:span text:style-name="T1">YES</text:span>" and "<text:span text:style-name="T1">NO</text:span>" in any case (for example, strings "<text:span text:style-name="T1">yES</text:span>", "<text:span text:style-name="T1">yes</text:span>" and "<text:span text:style-name="T1">Yes</text:span>" will be recognized as a positive response).</text:p>
      <text:p text:style-name="P11">Example</text:p>
      <text:p text:style-name="P13">input</text:p>
      <text:section text:style-name="Sect1" text:name="id002102180989137945">
        <text:p text:style-name="P14">Copy</text:p>
      </text:section>
      <text:p text:style-name="P1"><text:bookmark text:name="id007045842704765499"/>10</text:p>
      <text:p text:style-name="P4">YES</text:p>
      <text:p text:style-name="P1">yES</text:p>
      <text:p text:style-name="P4">yes</text:p>
      <text:p text:style-name="P1">Yes</text:p>
      <text:p text:style-name="P4">YeS</text:p>
      <text:p text:style-name="P1">Noo</text:p>
      <text:p text:style-name="P4">orZ</text:p>
      <text:p text:style-name="P1">yEz</text:p>
      <text:p text:style-name="P4">Yas</text:p>
      <text:p text:style-name="P1">XES</text:p>
      <text:p text:style-name="P13">output</text:p>
      <text:section text:style-name="Sect1" text:name="id0017212776439958266">
        <text:p text:style-name="P14">Copy</text:p>
      </text:section>
      <text:p text:style-name="P2"><text:bookmark text:name="id003072854052979419"/>YES</text:p>
      <text:p text:style-name="P3">YES</text:p>
      <text:p text:style-name="P3">YES</text:p>
      <text:p text:style-name="P3">YES</text:p>
      <text:p text:style-name="P3">YES</text:p>
      <text:p text:style-name="P3">NO</text:p>
      <text:p text:style-name="P3">NO</text:p>
      <text:p text:style-name="P3">NO</text:p>
      <text:p text:style-name="P3">NO</text:p>
      <text:p text:style-name="P3">NO</text:p>
      <text:p text:style-name="P12">Note</text:p>
      <text:p text:style-name="P10">The first five test cases contain the strings "<text:span text:style-name="T1">YES</text:span>", "<text:span text:style-name="T1">yES</text:span>", "<text:span text:style-name="T1">yes</text:span>", "<text:span text:style-name="T1">Yes</text:span>", "<text:span text:style-name="T1">YeS</text:span>". All of these are equal to "<text:span text:style-name="T1">YES</text:span>", where each character is either uppercase or lowercase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30T22:28:57.416000000</dc:date>
    <meta:editing-duration>PT3S</meta:editing-duration>
    <meta:editing-cycles>1</meta:editing-cycles>
    <meta:document-statistic meta:table-count="0" meta:image-count="0" meta:object-count="0" meta:page-count="1" meta:paragraph-count="44" meta:word-count="203" meta:character-count="1125" meta:non-whitespace-character-count="965"/>
    <meta:generator>LibreOffice/7.2.2.2$Windows_X86_64 LibreOffice_project/02b2acce88a210515b4a5bb2e46cbfb63fe97d56</meta:generator>
  </office:meta>
</office:document-meta>
</file>